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 style:list-style-name="L1">
      <style:paragraph-properties style:text-autospace="non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list-style-name="L2">
      <style:paragraph-properties style:text-autospace="none"/>
    </style:style>
    <style:style style:name="P11" style:family="paragraph" style:parent-style-name="Standard" style:list-style-name="L3">
      <style:paragraph-properties style:text-autospace="none"/>
    </style:style>
    <style:style style:name="P12" style:family="paragraph" style:parent-style-name="Standard" style:list-style-name="L4">
      <style:paragraph-properties style:text-autospace="none"/>
    </style:style>
    <style:style style:name="P13" style:family="paragraph" style:parent-style-name="Standard" style:list-style-name="L5">
      <style:paragraph-properties style:text-autospace="none"/>
    </style:style>
    <style:style style:name="P14" style:family="paragraph" style:parent-style-name="Standard" style:list-style-name="L6">
      <style:paragraph-properties style:text-autospace="none"/>
    </style:style>
    <style:style style:name="P15" style:family="paragraph" style:parent-style-name="Standard" style:list-style-name="L7">
      <style:paragraph-properties style:text-autospace="none"/>
    </style:style>
    <style:style style:name="P16" style:family="paragraph" style:parent-style-name="Standard" style:list-style-name="L8">
      <style:paragraph-properties style:text-autospace="none"/>
    </style:style>
    <style:style style:name="P17" style:family="paragraph" style:parent-style-name="Standard" style:list-style-name="L9">
      <style:paragraph-properties style:text-autospace="none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ff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ff0000" style:font-name="Consolas" fo:font-size="9.5pt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ASSIGN 5</text:p>
      <text:p text:style-name="P2"/>
      <text:list xml:id="list1416821050683775246" text:style-name="L1">
        <text:list-item>
          <text:p text:style-name="P8">Write a query to display the last name and hire date of any employee in the same department as SALES.</text:p>
          <text:p text:style-name="P8"/>
        </text:list-item>
      </text:list>
      <text:p text:style-name="P1"><text:span text:style-name="T1">select</text:span><text:span text:style-name="T2"> last_name</text:span><text:span text:style-name="T3">,</text:span><text:span text:style-name="T2"> hire_date</text:span><text:span text:style-name="T3">,</text:span><text:span text:style-name="T2">department_id</text:span></text:p>
      <text:p text:style-name="P1"><text:span text:style-name="T1">from</text:span><text:span text:style-name="T2"> HR</text:span><text:span text:style-name="T3">.</text:span><text:span text:style-name="T2">DBO</text:span><text:span text:style-name="T3">.</text:span><text:span text:style-name="T2">employees</text:span></text:p>
      <text:p text:style-name="P1"><text:span text:style-name="T1">where</text:span><text:span text:style-name="T2"> department_id </text:span><text:span text:style-name="T3">=</text:span><text:span text:style-name="T2"> 80</text:span></text:p>
      <text:p text:style-name="P4"/>
      <text:list xml:id="list1947967690925078188" text:style-name="L2">
        <text:list-item>
          <text:p text:style-name="P10">Create a query to display the employee numbers and last names of all employees who earn more than the average salary. Sort the results in ascending order of salary.</text:p>
          <text:p text:style-name="P10"><text:s/></text:p>
        </text:list-item>
      </text:list>
      <text:p text:style-name="P1"><text:span text:style-name="T1">SELECT</text:span><text:span text:style-name="T2"> E</text:span><text:span text:style-name="T3">.</text:span><text:span text:style-name="T2">EMPLOYEE_ID</text:span><text:span text:style-name="T3">,</text:span><text:span text:style-name="T2"> E</text:span><text:span text:style-name="T3">.</text:span><text:span text:style-name="T2">LAST_NAME</text:span><text:span text:style-name="T3">,</text:span><text:span text:style-name="T2"> E</text:span><text:span text:style-name="T3">.</text:span><text:span text:style-name="T2">SALARY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 </text:span><text:span text:style-name="T1">AS</text:span><text:span text:style-name="T2"> E</text:span></text:p>
      <text:p text:style-name="P1"><text:span text:style-name="T1">WHERE</text:span><text:span text:style-name="T2"> E</text:span><text:span text:style-name="T3">.</text:span><text:span text:style-name="T2">SALARY </text:span><text:span text:style-name="T3">&gt;</text:span><text:span text:style-name="T1"> </text:span><text:span text:style-name="T3">(</text:span><text:span text:style-name="T1">SELECT</text:span><text:span text:style-name="T2"> </text:span><text:span text:style-name="T4">AVG</text:span><text:span text:style-name="T3">(</text:span><text:span text:style-name="T2">E</text:span><text:span text:style-name="T3">.</text:span><text:span text:style-name="T2">SALARY</text:span><text:span text:style-name="T3">)</text:span><text:span text:style-name="T2">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 </text:span><text:span text:style-name="T1">AS</text:span><text:span text:style-name="T2"> E</text:span><text:span text:style-name="T3">)</text:span></text:p>
      <text:p text:style-name="P1"><text:span text:style-name="T1">ORDER</text:span><text:span text:style-name="T2"> </text:span><text:span text:style-name="T1">BY</text:span><text:span text:style-name="T2"> E</text:span><text:span text:style-name="T3">.</text:span><text:span text:style-name="T2">SALARY </text:span><text:span text:style-name="T1">ASC</text:span></text:p>
      <text:p text:style-name="P1"><text:span text:style-name="T1"/></text:p>
      <text:list xml:id="list4807305621313739540" text:style-name="L6">
        <text:list-item>
          <text:p text:style-name="P14">Write a query that displays the employee numbers and last names of all employees who work in a department with any employee whose last name contains a ‘ u’</text:p>
          <text:p text:style-name="P14"/>
        </text:list-item>
      </text:list>
      <text:p text:style-name="P1"><text:span text:style-name="T1">SELECT</text:span><text:span text:style-name="T2"> EMPLOYEE_ID</text:span><text:span text:style-name="T3">,</text:span><text:span text:style-name="T2">LAST_NAME</text:span></text:p>
      <text:p text:style-name="P1"><text:span text:style-name="T1">FROM</text:span><text:span text:style-name="T2"> HR</text:span><text:span text:style-name="T3">.</text:span><text:span text:style-name="T2">DBO</text:span><text:span text:style-name="T3">.</text:span><text:span text:style-name="T2">EMPLOYEES</text:span></text:p>
      <text:p text:style-name="P1"><text:span text:style-name="T1">WHERE</text:span><text:span text:style-name="T2"> DEPARTMENT_ID </text:span><text:span text:style-name="T3">IN</text:span><text:span text:style-name="T1"> </text:span><text:span text:style-name="T3">(</text:span><text:span text:style-name="T1">SELECT</text:span><text:span text:style-name="T2"> DEPARTMENT_ID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 </text:span></text:p>
      <text:p text:style-name="P1"><text:span text:style-name="T1">WHERE</text:span><text:span text:style-name="T2"> LAST_NAME </text:span><text:span text:style-name="T3">LIKE</text:span><text:span text:style-name="T2"> </text:span><text:span text:style-name="T5">'%U%'</text:span><text:span text:style-name="T3">)</text:span></text:p>
      <text:p text:style-name="P4"/>
      <text:list xml:id="list1080614697088467264" text:style-name="L3">
        <text:list-item>
          <text:p text:style-name="P11">Display the last name, department number, and job ID of all employees whose department location is ATLANTA.</text:p>
          <text:p text:style-name="P11"/>
        </text:list-item>
      </text:list>
      <text:p text:style-name="P1"><text:span text:style-name="T1">SELECT</text:span><text:span text:style-name="T2"> LAST_NAME</text:span><text:span text:style-name="T3">,</text:span><text:span text:style-name="T2"> DEPARTMENT_ID</text:span><text:span text:style-name="T3">,</text:span><text:span text:style-name="T2">JOB_ID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</text:span></text:p>
      <text:p text:style-name="P1"><text:span text:style-name="T1">WHERE</text:span><text:span text:style-name="T2"> DEPARTMENT_ID </text:span><text:span text:style-name="T3">=</text:span><text:span text:style-name="T1"> </text:span><text:span text:style-name="T3">(</text:span><text:span text:style-name="T1">SELECT</text:span><text:span text:style-name="T2"> DEPARTMENT_ID </text:span><text:span text:style-name="T1">FROM</text:span><text:span text:style-name="T2"> HR</text:span><text:span text:style-name="T3">.</text:span><text:span text:style-name="T2">DBO</text:span><text:span text:style-name="T3">.</text:span><text:span text:style-name="T2">DEPARTMENTS</text:span></text:p>
      <text:p text:style-name="P1"><text:span text:style-name="T1">WHERE</text:span><text:span text:style-name="T2"> LOCATION_ID </text:span><text:span text:style-name="T3">=</text:span><text:span text:style-name="T1"> </text:span><text:span text:style-name="T3">(</text:span><text:span text:style-name="T1">SELECT</text:span><text:span text:style-name="T2"> LOCATION_ID </text:span><text:span text:style-name="T1">FROM</text:span><text:span text:style-name="T2"> HR</text:span><text:span text:style-name="T3">.</text:span><text:span text:style-name="T2">DBO</text:span><text:span text:style-name="T3">.</text:span><text:span text:style-name="T2">LOCATIONS </text:span><text:span text:style-name="T1">WHERE</text:span><text:span text:style-name="T2"> CITY </text:span><text:span text:style-name="T3">=</text:span><text:span text:style-name="T2"> </text:span><text:span text:style-name="T5">'ATLANTA'</text:span><text:span text:style-name="T3">)</text:span><text:span text:style-name="T2"> </text:span><text:span text:style-name="T3">)</text:span></text:p>
      <text:p text:style-name="P3"/>
      <text:list xml:id="list2611382898740204308" text:style-name="L4">
        <text:list-item>
          <text:p text:style-name="P12">Display the last name and salary of every employee who reports to FILLMORE.</text:p>
          <text:p text:style-name="P12"/>
        </text:list-item>
      </text:list>
      <text:p text:style-name="P1"><text:span text:style-name="T1">SELECT</text:span><text:span text:style-name="T2"> LAST_NAME</text:span><text:span text:style-name="T3">,</text:span><text:span text:style-name="T2"> DEPARTMENT_ID</text:span><text:span text:style-name="T3">,</text:span><text:span text:style-name="T2">JOB_ID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</text:span></text:p>
      <text:p text:style-name="P1"><text:span text:style-name="T1">WHERE</text:span><text:span text:style-name="T2"> DEPARTMENT_ID </text:span><text:span text:style-name="T3">=</text:span><text:span text:style-name="T1"> </text:span><text:span text:style-name="T3">(</text:span><text:span text:style-name="T1">SELECT</text:span><text:span text:style-name="T2"> DEPARTMENT_ID </text:span><text:span text:style-name="T1">FROM</text:span><text:span text:style-name="T2"> HR</text:span><text:span text:style-name="T3">.</text:span><text:span text:style-name="T2">DBO</text:span><text:span text:style-name="T3">.</text:span><text:span text:style-name="T2">DEPARTMENTS</text:span></text:p>
      <text:p text:style-name="P1"><text:span text:style-name="T1">WHERE</text:span><text:span text:style-name="T2"> LOCATION_ID </text:span><text:span text:style-name="T3">=</text:span><text:span text:style-name="T1"> </text:span><text:span text:style-name="T3">(</text:span><text:span text:style-name="T1">SELECT</text:span><text:span text:style-name="T2"> LOCATION_ID </text:span><text:span text:style-name="T1">FROM</text:span><text:span text:style-name="T2"> HR</text:span><text:span text:style-name="T3">.</text:span><text:span text:style-name="T2">DBO</text:span><text:span text:style-name="T3">.</text:span><text:span text:style-name="T2">LOCATIONS </text:span><text:span text:style-name="T1">WHERE</text:span><text:span text:style-name="T2"> CITY </text:span><text:span text:style-name="T3">=</text:span><text:span text:style-name="T2"> </text:span><text:span text:style-name="T5">'FILLMORE'</text:span><text:span text:style-name="T3">)</text:span><text:span text:style-name="T2"> </text:span><text:span text:style-name="T3">)</text:span></text:p>
      <text:p text:style-name="P4"><text:s/></text:p>
      <text:list xml:id="list4695290402833106216" text:style-name="L5">
        <text:list-item>
          <text:p text:style-name="P13">Display the department number, last name, and job ID for every employee in the OPERATIONS department</text:p>
          <text:p text:style-name="P13"/>
        </text:list-item>
      </text:list>
      <text:p text:style-name="P1"><text:span text:style-name="T1">SELECT</text:span><text:span text:style-name="T2"> DEPARTMENT_ID</text:span><text:span text:style-name="T3">,</text:span><text:span text:style-name="T2"> LAST_NAME</text:span><text:span text:style-name="T3">,</text:span><text:span text:style-name="T2">JOB_ID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</text:span></text:p>
      <text:p text:style-name="P1"><text:span text:style-name="T1">WHERE</text:span><text:span text:style-name="T2"> DEPARTMENT_ID </text:span><text:span text:style-name="T3">IN</text:span><text:span text:style-name="T1"> </text:span><text:span text:style-name="T3">(</text:span><text:span text:style-name="T1">SELECT</text:span><text:span text:style-name="T2"> DEPARTMENT_ID </text:span><text:span text:style-name="T1">FROM</text:span><text:span text:style-name="T2"> HR</text:span><text:span text:style-name="T3">.</text:span><text:span text:style-name="T2">DBO</text:span><text:span text:style-name="T3">.</text:span><text:span text:style-name="T2">DEPARTMENTS</text:span></text:p>
      <text:p text:style-name="P1"><text:span text:style-name="T1">WHERE</text:span><text:span text:style-name="T2"> DEPARTMENT_NAME </text:span><text:span text:style-name="T3">=</text:span><text:span text:style-name="T2"> </text:span><text:span text:style-name="T5">'OPERATIONS'</text:span><text:span text:style-name="T3">)</text:span></text:p>
      <text:p text:style-name="P3"/>
      <text:p text:style-name="P1"><text:span text:style-name="T3"/></text:p>
      <text:p text:style-name="P3"/>
      <text:list xml:id="list5154757980472884195" text:style-name="L7">
        <text:list-item>
          <text:p text:style-name="P15">Modify the above query to display the employee numbers, last names, and salaries of all employees who earn more than the average salary and who work in a department with any employee with a ‘ u’ in their name</text:p>
          <text:p text:style-name="P15"/>
        </text:list-item>
      </text:list>
      <text:p text:style-name="P1"><text:span text:style-name="T1">SELECT</text:span><text:span text:style-name="T2"> EMPLOYEE_ID</text:span><text:span text:style-name="T3">,</text:span><text:span text:style-name="T2">LAST_NAME</text:span><text:span text:style-name="T3">,</text:span><text:span text:style-name="T2">SALARY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</text:span></text:p>
      <text:p text:style-name="P1"><text:span text:style-name="T1">WHERE</text:span><text:span text:style-name="T2"> DEPARTMENT_ID </text:span><text:span text:style-name="T3">IN</text:span><text:span text:style-name="T2"> </text:span></text:p>
      <text:p text:style-name="P1"><text:span text:style-name="T3">(</text:span><text:span text:style-name="T1">SELECT</text:span><text:span text:style-name="T2"> DEPARTMENT_ID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 </text:span><text:span text:style-name="T1">WHERE</text:span><text:span text:style-name="T2"> LAST_NAME </text:span><text:span text:style-name="T3">=</text:span><text:span text:style-name="T2"> </text:span><text:span text:style-name="T5">'%U%'</text:span><text:span text:style-name="T3">)</text:span></text:p>
      <text:p text:style-name="P1"><text:span text:style-name="T3">AND</text:span><text:span text:style-name="T2"> SALARY </text:span><text:span text:style-name="T3">&gt;</text:span><text:span text:style-name="T1"> </text:span><text:span text:style-name="T3">(</text:span><text:span text:style-name="T1">SELECT</text:span><text:span text:style-name="T2"> </text:span><text:span text:style-name="T4">AVG</text:span><text:span text:style-name="T3">(</text:span><text:span text:style-name="T2">E</text:span><text:span text:style-name="T3">.</text:span><text:span text:style-name="T2">SALARY</text:span><text:span text:style-name="T3">)</text:span><text:span text:style-name="T2">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 </text:span><text:span text:style-name="T1">AS</text:span><text:span text:style-name="T2"> E</text:span><text:span text:style-name="T3">)</text:span></text:p>
      <text:p text:style-name="P3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8. Display the names of all employees whose job title is the same as anyone in the sales dept. </text:p>
      <text:p text:style-name="P3"/>
      <text:p text:style-name="P1"><text:span text:style-name="T1">SELECT</text:span><text:span text:style-name="T2"> </text:span><text:span text:style-name="T4">CONCAT</text:span><text:span text:style-name="T1"> </text:span><text:span text:style-name="T3">(</text:span><text:span text:style-name="T2">E</text:span><text:span text:style-name="T3">.</text:span><text:span text:style-name="T2">FIRST_NAME</text:span><text:span text:style-name="T3">,</text:span><text:span text:style-name="T5">''</text:span><text:span text:style-name="T3">,</text:span><text:span text:style-name="T2">E</text:span><text:span text:style-name="T3">.</text:span><text:span text:style-name="T2">LAST_NAME</text:span><text:span text:style-name="T3">)</text:span><text:span text:style-name="T2"> </text:span><text:span text:style-name="T1">AS</text:span><text:span text:style-name="T2"> EMPLOYEE_NAME </text:span><text:span text:style-name="T3">,</text:span><text:span text:style-name="T2"> </text:span></text:p>
      <text:p text:style-name="P1"><text:span text:style-name="T2">J</text:span><text:span text:style-name="T3">.</text:span><text:span text:style-name="T2">JOB_TITLE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 E</text:span></text:p>
      <text:p text:style-name="P1"><text:span text:style-name="T3">JOIN</text:span><text:span text:style-name="T2"> HR</text:span><text:span text:style-name="T3">.</text:span><text:span text:style-name="T2">DBO</text:span><text:span text:style-name="T3">.</text:span><text:span text:style-name="T2">JOBS J </text:span><text:span text:style-name="T1">ON</text:span><text:span text:style-name="T2"> E</text:span><text:span text:style-name="T3">.</text:span><text:span text:style-name="T2"> JOB_ID </text:span><text:span text:style-name="T3">=</text:span><text:span text:style-name="T2"> J</text:span><text:span text:style-name="T3">.</text:span><text:span text:style-name="T2">JOB_ID</text:span></text:p>
      <text:p text:style-name="P1"><text:span text:style-name="T1">WHERE</text:span><text:span text:style-name="T2"> E</text:span><text:span text:style-name="T3">.</text:span><text:span text:style-name="T2">DEPARTMENT_ID </text:span><text:span text:style-name="T3">IN</text:span><text:span text:style-name="T1"> </text:span><text:span text:style-name="T3">(</text:span><text:span text:style-name="T1">SELECT</text:span><text:span text:style-name="T2"> DEPARTMENT_ID </text:span><text:span text:style-name="T1">FROM</text:span><text:span text:style-name="T2"> HR</text:span><text:span text:style-name="T3">.</text:span><text:span text:style-name="T2">DBO</text:span><text:span text:style-name="T3">.</text:span><text:span text:style-name="T2">DEPARTMENTS </text:span><text:span text:style-name="T1">WHERE</text:span><text:span text:style-name="T2"> DEPARTMENT_NAME </text:span><text:span text:style-name="T3">=</text:span><text:span text:style-name="T2"> </text:span><text:span text:style-name="T5">'SALES'</text:span><text:span text:style-name="T3">)</text:span></text:p>
      <text:p text:style-name="P3"/>
      <text:p text:style-name="P3">10. Write a query to display the top three earners in the EMPLOYEES table. Display their last names and salaries. </text:p>
      <text:p text:style-name="P1"><text:span text:style-name="T1">select</text:span><text:span text:style-name="T2"> <text:s/></text:span><text:span text:style-name="T3">*</text:span><text:span text:style-name="T2">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 </text:span><text:span text:style-name="T1">where</text:span><text:span text:style-name="T2"> salary </text:span><text:span text:style-name="T3">in</text:span><text:span text:style-name="T1"> </text:span><text:span text:style-name="T3">(</text:span><text:span text:style-name="T1">select</text:span><text:span text:style-name="T2"> </text:span><text:span text:style-name="T1">distinct</text:span><text:span text:style-name="T2"> </text:span><text:span text:style-name="T1">top</text:span><text:span text:style-name="T2"> 3 salary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 </text:span><text:span text:style-name="T1">order</text:span><text:span text:style-name="T2"> </text:span><text:span text:style-name="T1">by</text:span><text:span text:style-name="T2"> salary </text:span><text:span text:style-name="T1">desc</text:span><text:span text:style-name="T3">)</text:span></text:p>
      <text:p text:style-name="P3"><text:s/></text:p>
      <text:list xml:id="list5323139500168069970" text:style-name="L8">
        <text:list-item>
          <text:p text:style-name="P16">Display the names of all employees with their salary and commission earned. Employees with a null commission should have 0 in the commission column</text:p>
          <text:p text:style-name="P16"/>
        </text:list-item>
      </text:list>
      <text:p text:style-name="P1"><text:span text:style-name="T1">SELECT</text:span><text:span text:style-name="T2"> EMPLOYEE_NAME</text:span><text:span text:style-name="T3">,</text:span><text:span text:style-name="T2"> SALARY </text:span><text:span text:style-name="T3">,(</text:span><text:span text:style-name="T2">SALARY </text:span><text:span text:style-name="T3">*</text:span><text:span text:style-name="T2"> COMMISSION</text:span><text:span text:style-name="T3">)</text:span><text:span text:style-name="T2"> </text:span><text:span text:style-name="T1">AS</text:span><text:span text:style-name="T2"> COMMISSION_EARNED </text:span><text:span text:style-name="T1">FROM</text:span><text:span text:style-name="T2"> </text:span></text:p>
      <text:p text:style-name="P3">(</text:p>
      <text:p text:style-name="P1"><text:span text:style-name="T1">SELECT</text:span><text:span text:style-name="T2"> </text:span><text:span text:style-name="T4">CONCAT</text:span><text:span text:style-name="T3">(</text:span><text:span text:style-name="T2">FIRST_NAME</text:span><text:span text:style-name="T3">,</text:span><text:span text:style-name="T5">''</text:span><text:span text:style-name="T3">,</text:span><text:span text:style-name="T2">LAST_NAME</text:span><text:span text:style-name="T3">)</text:span><text:span text:style-name="T2"> </text:span><text:span text:style-name="T1">AS</text:span><text:span text:style-name="T2"> EMPLOYEE_NAME</text:span><text:span text:style-name="T3">,</text:span><text:span text:style-name="T2"> SALARY</text:span><text:span text:style-name="T3">,</text:span></text:p>
      <text:p text:style-name="P1"><text:span text:style-name="T1">CASE</text:span><text:span text:style-name="T2"> </text:span></text:p>
      <text:p text:style-name="P1"><text:span text:style-name="T1">WHEN</text:span><text:span text:style-name="T2"> COMMISSION_PCT </text:span><text:span text:style-name="T3">IS</text:span><text:span text:style-name="T2"> </text:span><text:span text:style-name="T3">NULL</text:span><text:span text:style-name="T2"> </text:span><text:span text:style-name="T1">THEN</text:span><text:span text:style-name="T2"> </text:span><text:span text:style-name="T5">'0'</text:span></text:p>
      <text:p text:style-name="P1"><text:span text:style-name="T1">ELSE </text:span><text:span text:style-name="T3">(</text:span><text:span text:style-name="T2">COMMISSION_PCT</text:span><text:span text:style-name="T3">)</text:span></text:p>
      <text:p text:style-name="P1"><text:span text:style-name="T1">END</text:span><text:span text:style-name="T2"> </text:span><text:span text:style-name="T1">AS</text:span><text:span text:style-name="T2"> COMMISSION 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</text:span><text:span text:style-name="T3">)</text:span><text:span text:style-name="T2"> </text:span><text:span text:style-name="T1">AS</text:span><text:span text:style-name="T2"> A</text:span></text:p>
      <text:p text:style-name="P3"/>
      <text:p text:style-name="P3"/>
      <text:list xml:id="list7317068748565722099" text:style-name="L9">
        <text:list-item>
          <text:p text:style-name="P17">Display the Managers (name) with top three salaries along with their salaries and department information.</text:p>
          <text:p text:style-name="P17"/>
        </text:list-item>
      </text:list>
      <text:p text:style-name="P1"><text:span text:style-name="T1">select</text:span><text:span text:style-name="T2"> e1</text:span><text:span text:style-name="T3">.</text:span><text:span text:style-name="T2">FIRST_Name </text:span><text:span text:style-name="T1">as</text:span><text:span text:style-name="T2"> </text:span><text:span text:style-name="T5">'Employee'</text:span><text:span text:style-name="T3">,</text:span><text:span text:style-name="T2"> e1</text:span><text:span text:style-name="T3">.</text:span><text:span text:style-name="T2">Salary</text:span></text:p>
      <text:p text:style-name="P1"><text:span text:style-name="T1">from</text:span><text:span text:style-name="T2"> HR</text:span><text:span text:style-name="T3">.</text:span><text:span text:style-name="T2">DBO</text:span><text:span text:style-name="T3">.</text:span><text:span text:style-name="T2">EmployeeS e1</text:span></text:p>
      <text:p text:style-name="P1"><text:span text:style-name="T1">where</text:span><text:span text:style-name="T2"> 3 </text:span><text:span text:style-name="T3">&gt;</text:span></text:p>
      <text:p text:style-name="P3">(</text:p>
      <text:p text:style-name="P1"><text:span text:style-name="T2"><text:s text:c="4"/></text:span><text:span text:style-name="T1">select</text:span><text:span text:style-name="T2"> </text:span><text:span text:style-name="T4">count</text:span><text:span text:style-name="T3">(</text:span><text:span text:style-name="T1">distinct</text:span><text:span text:style-name="T2"> e2</text:span><text:span text:style-name="T3">.</text:span><text:span text:style-name="T2">Salary</text:span><text:span text:style-name="T3">)</text:span></text:p>
      <text:p text:style-name="P1"><text:span text:style-name="T2"><text:s text:c="4"/></text:span><text:span text:style-name="T1">from</text:span><text:span text:style-name="T2"> HR</text:span><text:span text:style-name="T3">.</text:span><text:span text:style-name="T2">DBO</text:span><text:span text:style-name="T3">.</text:span><text:span text:style-name="T2">EmployeeS e2</text:span></text:p>
      <text:p text:style-name="P1"><text:span text:style-name="T2"><text:s text:c="4"/></text:span><text:span text:style-name="T1">where</text:span><text:span text:style-name="T2"> e2</text:span><text:span text:style-name="T3">.</text:span><text:span text:style-name="T2">Salary </text:span><text:span text:style-name="T3">&gt;</text:span><text:span text:style-name="T2"> e1</text:span><text:span text:style-name="T3">.</text:span><text:span text:style-name="T2">Salary</text:span></text:p>
      <text:p text:style-name="P3">)</text:p>
      <text:p text:style-name="P3"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MYA SREE</meta:initial-creator>
    <meta:creation-date>2019-12-21T09:52:54.01</meta:creation-date>
    <dc:date>2020-01-06T14:49:51.72</dc:date>
    <dc:creator>RAMYA SREE</dc:creator>
    <meta:editing-duration>PT6H47M6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2" meta:paragraph-count="59" meta:word-count="488" meta:character-count="3386"/>
  </office:meta>
</office:document-meta>
</file>